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paragraph-properties fo:margin-top="0in" fo:margin-bottom="0in"/>
    </style:style>
    <style:style style:name="P23" style:family="paragraph" style:parent-style-name="Text_20_body" style:list-style-name="L1">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8">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ext_20_body" style:list-style-name="L12">
      <style:paragraph-properties fo:margin-top="0in" fo:margin-bottom="0in"/>
    </style:style>
    <style:style style:name="P28" style:family="paragraph" style:parent-style-name="Text_20_body" style:list-style-name="L13">
      <style:paragraph-properties fo:margin-top="0in" fo:margin-bottom="0in"/>
    </style:style>
    <style:style style:name="P29" style:family="paragraph" style:parent-style-name="Text_20_body" style:list-style-name="L14">
      <style:paragraph-properties fo:margin-top="0in" fo:margin-bottom="0in"/>
    </style:style>
    <style:style style:name="P30" style:family="paragraph" style:parent-style-name="Text_20_body" style:list-style-name="L18">
      <style:paragraph-properties fo:margin-top="0in" fo:margin-bottom="0in"/>
    </style:style>
    <style:style style:name="P31" style:family="paragraph" style:parent-style-name="Text_20_body" style:list-style-name="L13">
      <style:paragraph-properties fo:margin-top="0in" fo:margin-bottom="0in" fo:padding="0in" fo:border="none"/>
    </style:style>
    <style:style style:name="P32" style:family="paragraph" style:parent-style-name="Text_20_body">
      <style:paragraph-properties fo:margin-left="0in" fo:margin-right="0.0835in" fo:margin-top="0in" fo:margin-bottom="0in" fo:text-indent="0in" style:auto-text-indent="false" fo:padding="0in" fo:border="none"/>
    </style:style>
    <style:style style:name="P33" style:family="paragraph" style:parent-style-name="Text_20_body" style:list-style-name="L4">
      <style:paragraph-properties fo:margin-left="0in" fo:margin-right="0.0835in" fo:margin-top="0in" fo:margin-bottom="0in" fo:text-indent="0in" style:auto-text-indent="false" fo:padding="0in" fo:border="none"/>
    </style:style>
    <style:style style:name="P34" style:family="paragraph" style:parent-style-name="Text_20_body" style:list-style-name="L5">
      <style:paragraph-properties fo:padding="0in" fo:border="none"/>
    </style:style>
    <style:style style:name="P35" style:family="paragraph" style:parent-style-name="Text_20_body">
      <style:paragraph-properties fo:margin-left="0in" fo:margin-right="0in" fo:margin-top="0in" fo:margin-bottom="0.0835in" fo:text-indent="0in" style:auto-text-indent="false"/>
    </style:style>
    <style:style style:name="P36" style:family="paragraph" style:parent-style-name="Text_20_body">
      <style:paragraph-properties fo:margin-top="0.0835in" fo:margin-bottom="0.0835in"/>
      <style:text-properties fo:font-style="italic"/>
    </style:style>
    <style:style style:name="P37" style:family="paragraph" style:parent-style-name="Preformatted_20_Text">
      <style:paragraph-properties fo:margin-top="0in" fo:margin-bottom="0in" fo:background-color="#ffffff">
        <style:background-image/>
      </style:paragraph-properties>
      <style:text-properties fo:color="#000000"/>
    </style:style>
    <style:style style:name="P38" style:family="paragraph" style:parent-style-name="Preformatted_20_Text">
      <style:paragraph-properties fo:margin-top="0in" fo:margin-bottom="0in" fo:background-color="#ffffff">
        <style:background-image/>
      </style:paragraph-properties>
      <style:text-properties fo:color="#000000" style:font-name="Roboto Mono" fo:font-size="10.5pt"/>
    </style:style>
    <style:style style:name="P39" style:family="paragraph" style:parent-style-name="Preformatted_20_Text">
      <style:paragraph-properties fo:margin-top="0in" fo:margin-bottom="0in" fo:background-color="#2b2b2b">
        <style:background-image/>
      </style:paragraph-properties>
      <style:text-properties fo:color="#f8f8f2" style:font-name="Roboto Mono" fo:font-size="10.5pt"/>
    </style:style>
    <style:style style:name="P40"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41" style:family="paragraph" style:parent-style-name="Preformatted_20_Text" style:list-style-name="L4">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42" style:family="paragraph" style:parent-style-name="Preformatted_20_Text">
      <style:paragraph-properties fo:margin-left="0in" fo:margin-right="0in" fo:margin-top="0in" fo:margin-bottom="0in" fo:text-indent="0in" style:auto-text-indent="false" fo:background-color="#2b2b2b">
        <style:background-image/>
      </style:paragraph-properties>
      <style:text-properties fo:color="#f8f8f2" style:font-name="Roboto Mono" fo:font-size="10.5pt"/>
    </style:style>
    <style:style style:name="T1" style:family="text">
      <style:text-properties fo:font-style="italic"/>
    </style:style>
    <style:style style:name="T2" style:family="text">
      <style:text-properties fo:color="#006666"/>
    </style:style>
    <style:style style:name="T3" style:family="text">
      <style:text-properties style:font-name="Roboto Mono" fo:background-color="#fef7e0"/>
    </style:style>
    <style:style style:name="T4" style:family="text">
      <style:text-properties style:font-name="Roboto Mono" fo:font-weight="bold" fo:background-color="#fef7e0"/>
    </style:style>
    <style:style style:name="T5" style:family="text">
      <style:text-properties style:font-name="Roboto Mono" fo:font-size="10.5pt"/>
    </style:style>
    <style:style style:name="T6" style:family="text">
      <style:text-properties fo:font-weight="bold"/>
    </style:style>
    <style:style style:name="T7" style:family="text">
      <style:text-properties fo:color="#000088"/>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text:start-value="4">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5in" draw:z-index="16">
        <draw:text-box fo:min-height="0.5in">
          <text:p text:style-name="Text_20_body"/>
        </draw:text-box>
      </draw:frame>
      <draw:frame draw:style-name="fr1" draw:name="Frame2" text:anchor-type="page" text:anchor-page-number="1" svg:x="0in" svg:y="0in" svg:width="0.5in" draw:z-index="17">
        <draw:text-box fo:min-height="0.5in">
          <text:p text:style-name="Text_20_body"/>
        </draw:text-box>
      </draw:frame>
      <draw:frame draw:style-name="fr1" draw:name="Frame3" text:anchor-type="page" text:anchor-page-number="1" svg:x="0in" svg:y="0in" svg:width="0.5in" draw:z-index="18">
        <draw:text-box fo:min-height="0.5in">
          <text:p text:style-name="Text_20_body"/>
        </draw:text-box>
      </draw:frame>
      <draw:frame draw:style-name="fr1" draw:name="Frame6" text:anchor-type="page" text:anchor-page-number="1" svg:x="0in" svg:y="0in" svg:width="0.5in" draw:z-index="19">
        <draw:text-box fo:min-height="0.5in">
          <text:p text:style-name="Text_20_body"/>
        </draw:text-box>
      </draw:frame>
      <draw:frame draw:style-name="fr1" draw:name="Frame9" text:anchor-type="page" text:anchor-page-number="1" svg:x="0in" svg:y="0in" svg:width="0.5in" draw:z-index="20">
        <draw:text-box fo:min-height="0.5in">
          <text:p text:style-name="Text_20_body"/>
        </draw:text-box>
      </draw:frame>
      <draw:frame draw:style-name="fr1" draw:name="Frame12" text:anchor-type="page" text:anchor-page-number="1" svg:x="0in" svg:y="0in" svg:width="0.5in" draw:z-index="21">
        <draw:text-box fo:min-height="0.5in">
          <text:p text:style-name="Text_20_body"/>
        </draw:text-box>
      </draw:frame>
      <text:h text:style-name="Heading_20_1" text:outline-level="1">Using BigQuery Omni with AWS</text:h>
      <text:p text:style-name="P22"><text:span text:style-name="T1">experiment</text:span>Lab<text:span text:style-name="T1">schedule</text:span>1 hour<text:span text:style-name="T1">universal_currency_alt</text:span>7 Credits<text:span text:style-name="T1">show_chart</text:span>Advanced</text:p>
      <text:section text:style-name="Sect1" text:name="markdown-lab-instructions">
        <text:h text:style-name="Heading_20_2" text:outline-level="2"><text:bookmark text:name="step1"/>GSP1075</text:h>
        <text:p text:style-name="Text_20_body"><draw:frame draw:style-name="fr4" draw:name="graphics1" text:anchor-type="as-char" svg:width="9.9898in" svg:height="0.8957in" draw:z-index="0"><draw:image xlink:href="https://cdn.qwiklabs.com/GMOHykaqmlTHiqEeQXTySaMXYPHeIvaqa2qHEzw6Occ%3D" xlink:type="simple" xlink:show="embed" xlink:actuate="onLoad"/><svg:title>Google Cloud self-paced labs logo</svg:title></draw:frame></text:p>
        <text:h text:style-name="Heading_20_2" text:outline-level="2"><text:bookmark text:name="step2"/>Overview</text:h>
        <text:p text:style-name="Text_20_body">In this lab, you will learn how to use <text:a xlink:type="simple" xlink:href="https://cloud.google.com/bigquery/docs/omni-introduction" office:target-frame-name="_blank" xlink:show="new" text:style-name="Internet_20_link" text:visited-style-name="Visited_20_Internet_20_Link">BigQuery Omni</text:a> with AWS. BigQuery Omni lets you run BigQuery analytics on data stored in <text:a xlink:type="simple" xlink:href="https://cloud.google.com/bigquery/docs/omni-aws-introduction" office:target-frame-name="_blank" xlink:show="new" text:style-name="Internet_20_link" text:visited-style-name="Visited_20_Internet_20_Link">AWS S3</text:a>. You will create an authorized connection between Google Cloud BigQuery and AWS S3, query data residing in S3 buckets without any data movement and write query results back to AWS S3 buckets. This lab is derived from a <text:a xlink:type="simple" xlink:href="https://cloud.google.com/bigquery/docs/omni-aws-introduction" office:target-frame-name="_blank" xlink:show="new" text:style-name="Internet_20_link" text:visited-style-name="Visited_20_Internet_20_Link">BigQuery Omni Guide</text:a> published by Google.</text:p>
        <text:h text:style-name="Heading_20_4" text:outline-level="4"><text:soft-page-break/>High Level Architecture</text:h>
        <text:p text:style-name="Text_20_body"><draw:frame draw:style-name="fr4" draw:name="graphics2" text:anchor-type="as-char" svg:width="18.0209in" svg:height="8.4165in" draw:z-index="1"><draw:image xlink:href="https://cdn.qwiklabs.com/AjHnrYDjDLiFhAVtlIEGE0GvP%2BMyDh8Y8VaatB6xc7c%3D" xlink:type="simple" xlink:show="embed" xlink:actuate="onLoad"/><svg:title>High Level Architecture</svg:title></draw:frame></text:p>
        <text:h text:style-name="Heading_20_2" text:outline-level="2"><text:bookmark text:name="step3"/><text:soft-page-break/>Objectives</text:h>
        <text:p text:style-name="Text_20_body">In this lab, you learn how to perform the following tasks:</text:p>
        <text:list xml:id="list8533333955238685442" text:style-name="L1">
          <text:list-item>
            <text:p text:style-name="P23">Create a connection between Google Cloud and AWS</text:p>
          </text:list-item>
          <text:list-item>
            <text:p text:style-name="P23">Authorize BigQuery Omni to read data in an AWS S3 bucket</text:p>
          </text:list-item>
          <text:list-item>
            <text:p text:style-name="P23">Create a BigQuery external table that references the raw data in AWS S3 bucket</text:p>
          </text:list-item>
          <text:list-item>
            <text:p text:style-name="P23">Run queries on AWS S3 data</text:p>
          </text:list-item>
          <text:list-item>
            <text:p text:style-name="P1">Export query results to AWS S3 bucket</text:p>
          </text:list-item>
        </text:list>
        <text:h text:style-name="Heading_20_2" text:outline-level="2"><text:bookmark text:name="step4"/>Setup and requirements</text:h>
        <text:h text:style-name="Heading_20_3" text:outline-level="3">Before you click the Start Lab button</text:h>
        <text:p text:style-name="Text_20_body">Read these instructions. Labs are timed and you cannot pause them. The timer, which starts when you click <text:span text:style-name="Strong_20_Emphasis">Start Lab</text:span>, shows how long Google Cloud resources will be made available to you.</text:p>
        <text:p text:style-name="Text_20_body">This hands-on lab lets you do the lab activities yourself in a real cloud environment, not in a simulation or demo environment. It does so by giving you new, temporary credentials that you use to sign in and access Google Cloud for the duration of the lab.</text:p>
        <text:p text:style-name="Text_20_body">To complete this lab, you need:</text:p>
        <text:list xml:id="list7944681385815820010" text:style-name="L2">
          <text:list-item>
            <text:p text:style-name="P2">Access to a standard internet browser (Chrome browser recommended).</text:p>
          </text:list-item>
        </text:list>
        <text:p text:style-name="Text_20_body"><text:span text:style-name="Strong_20_Emphasis">Note:</text:span> Use an Incognito or private browser window to run this lab. This prevents any conflicts between your personal account and the Student account, which may cause extra charges incurred to your personal account.</text:p>
        <text:list xml:id="list6964009146125527001" text:style-name="L3">
          <text:list-item>
            <text:p text:style-name="P3">Time to complete the lab---remember, once you start, you cannot pause a lab.</text:p>
          </text:list-item>
        </text:list>
        <text:p text:style-name="Text_20_body"><text:span text:style-name="Strong_20_Emphasis">Note:</text:span> If you already have your own personal Google Cloud account or project, do not use it for this lab to avoid extra charges to your account.</text:p>
        <text:h text:style-name="Heading_20_3" text:outline-level="3">How to start your lab and sign in to the Google Cloud console</text:h>
        <text:list xml:id="list2227051040399698993" text:style-name="L4">
          <text:list-item>
            <text:p text:style-name="P4">Click the <text:span text:style-name="Strong_20_Emphasis">Start Lab</text:span> button. If you need to pay for the lab, a pop-up opens for you to select your payment method. On the left is the <text:span text:style-name="Strong_20_Emphasis">Lab Details</text:span> panel with the following:</text:p>
            <text:list>
              <text:list-item>
                <text:p text:style-name="P24">The <text:span text:style-name="Strong_20_Emphasis">Open Google Cloud console</text:span> button</text:p>
              </text:list-item>
              <text:list-item>
                <text:p text:style-name="P24">Time remaining</text:p>
              </text:list-item>
              <text:list-item>
                <text:p text:style-name="P24">The temporary credentials that you must use for this lab</text:p>
              </text:list-item>
              <text:list-item>
                <text:p text:style-name="P24">Other information, if needed, to step through this lab</text:p>
              </text:list-item>
            </text:list>
          </text:list-item>
          <text:list-item>
            <text:p text:style-name="P4">Click <text:span text:style-name="Strong_20_Emphasis">Open Google Cloud console</text:span> (or right-click and select <text:span text:style-name="Strong_20_Emphasis">Open Link in Incognito Window</text:span> if you are running the Chrome browser).</text:p>
            <text:p text:style-name="P4">The lab spins up resources, and then opens another tab that shows the <text:span text:style-name="Strong_20_Emphasis">Sign in</text:span> page.</text:p>
            <text:p text:style-name="P4"><text:span text:style-name="Strong_20_Emphasis"><text:span text:style-name="Emphasis">Tip:</text:span></text:span> Arrange the tabs in separate windows, side-by-side.</text:p>
            <text:p text:style-name="P24"><text:span text:style-name="Strong_20_Emphasis">Note: </text:span>If you see the <text:span text:style-name="Strong_20_Emphasis">Choose an account</text:span> dialog, click <text:span text:style-name="Strong_20_Emphasis">Use Another Account</text:span>.</text:p>
          </text:list-item>
          <text:list-item>
            <text:p text:style-name="P4">If necessary, copy the <text:span text:style-name="Strong_20_Emphasis">Username</text:span> below and paste it into the <text:span text:style-name="Strong_20_Emphasis">Sign in</text:span> dialog.</text:p>
            <text:p text:style-name="P41">student<text:span text:style-name="T2">-03-908</text:span>d1ebd2e81@qwiklabs.net</text:p>
            <text:p text:style-name="P33"><text:soft-page-break/>Copied!</text:p>
            <text:p text:style-name="P4">content_copy</text:p>
            <text:p text:style-name="P4">You can also find the <text:span text:style-name="Strong_20_Emphasis">Username</text:span> in the <text:span text:style-name="Strong_20_Emphasis">Lab Details</text:span> panel.</text:p>
          </text:list-item>
          <text:list-item>
            <text:p text:style-name="P4">Click <text:span text:style-name="Strong_20_Emphasis">Next</text:span>.</text:p>
          </text:list-item>
          <text:list-item>
            <text:p text:style-name="P4">Copy the <text:span text:style-name="Strong_20_Emphasis">Password</text:span> below and paste it into the <text:span text:style-name="Strong_20_Emphasis">Welcome</text:span> dialog.</text:p>
            <text:p text:style-name="P41">ViO05gwPt7C5</text:p>
            <text:p text:style-name="P33">Copied!</text:p>
            <text:p text:style-name="P4">content_copy</text:p>
            <text:p text:style-name="P4">You can also find the <text:span text:style-name="Strong_20_Emphasis">Password</text:span> in the <text:span text:style-name="Strong_20_Emphasis">Lab Details</text:span> panel.</text:p>
          </text:list-item>
          <text:list-item>
            <text:p text:style-name="P4">Click <text:span text:style-name="Strong_20_Emphasis">Next</text:span>.</text:p>
            <text:p text:style-name="P24"><text:span text:style-name="Strong_20_Emphasis">Important: </text:span>You must use the credentials the lab provides you. Do not use your Google Cloud account credentials.<text:span text:style-name="Strong_20_Emphasis">Note: </text:span>Using your own Google Cloud account for this lab may incur extra charges.</text:p>
          </text:list-item>
          <text:list-item>
            <text:p text:style-name="P4">Click through the subsequent pages:</text:p>
            <text:list>
              <text:list-item>
                <text:p text:style-name="P24">Accept the terms and conditions.</text:p>
              </text:list-item>
              <text:list-item>
                <text:p text:style-name="P24">Do not add recovery options or two-factor authentication (because this is a temporary account).</text:p>
              </text:list-item>
              <text:list-item>
                <text:p text:style-name="P4">Do not sign up for free trials.</text:p>
              </text:list-item>
            </text:list>
          </text:list-item>
        </text:list>
        <text:p text:style-name="Text_20_body">After a few moments, the Google Cloud console opens in this tab.</text:p>
        <text:p text:style-name="Text_20_body"><text:span text:style-name="Strong_20_Emphasis">Note:</text:span> To view a menu with a list of Google Cloud products and services, click the <text:span text:style-name="Strong_20_Emphasis">Navigation menu</text:span> at the top-left. <draw:frame draw:style-name="fr4" draw:name="graphics3" text:anchor-type="as-char" svg:width="0.7862in" svg:height="0.3929in" draw:z-index="2"><draw:image xlink:href="https://cdn.qwiklabs.com/nUxFb6oRFr435O3t6V7WYJAjeDFcrFb16G9wHWp5BzU%3D" xlink:type="simple" xlink:show="embed" xlink:actuate="onLoad"/><svg:title>Navigation menu icon</svg:title></draw:frame></text:p>
        <text:h text:style-name="Heading_20_2" text:outline-level="2"><text:bookmark text:name="step5"/>Task 1. Create a BigQuery AWS connection</text:h>
        <text:p text:style-name="Text_20_body">BigQuery Omni accesses Amazon S3 data through authorized connections from Google Cloud. Each connection has its own unique Amazon Web Services (AWS) Identity and Access Management (IAM) user. You grant permissions to users through AWS IAM roles. The policies within the AWS IAM roles determine what data BigQuery can access for each connection.</text:p>
        <text:p text:style-name="Text_20_body"><text:span text:style-name="Strong_20_Emphasis">Note:</text:span> In this lab, you will be using both Google Cloud and AWS consoles, and switch between the two tabs/windows based on task descriptions.</text:p>
        <text:h text:style-name="Heading_20_3" text:outline-level="3">Create an AWS IAM policy for BigQuery</text:h>
        <text:list xml:id="list70490514279199605" text:style-name="L5">
          <text:list-item>
            <text:p text:style-name="P5">Sign in to the AWS Management Console. Click the <text:span text:style-name="Strong_20_Emphasis">Open AWS Console</text:span> button on the lab pane, and log in with the provided username and password.</text:p>
          </text:list-item>
          <text:list-item>
            <text:p text:style-name="P34">Search for <text:a xlink:type="simple" xlink:href="https://aws.amazon.com/s3/" office:target-frame-name="_blank" xlink:show="new" text:style-name="Internet_20_link" text:visited-style-name="Visited_20_Internet_20_Link">Amazon S3</text:a> in the Search bar at the top and select <text:span text:style-name="Strong_20_Emphasis">S3</text:span>. A regional bucket named <text:span text:style-name="Source_20_Text"><text:span text:style-name="T4">qwiklabs-gcp-01-83464d8af9b3</text:span></text:span> with data pre-populated is already available for this lab. <text:span text:style-name="Strong_20_Emphasis">Copy</text:span> this bucket name for subsequent steps.</text:p>
          </text:list-item>
          <text:list-item>
            <text:p text:style-name="P5">Search for <text:a xlink:type="simple" xlink:href="https://console.aws.amazon.com/iam" office:target-frame-name="_blank" xlink:show="new" text:style-name="Internet_20_link" text:visited-style-name="Visited_20_Internet_20_Link">AWS Identity and Access Management (IAM)</text:a> in the Search bar at the top and select <text:span text:style-name="Strong_20_Emphasis">IAM</text:span>.</text:p>
          </text:list-item>
          <text:list-item>
            <text:p text:style-name="P5">From the left pane select <text:span text:style-name="Strong_20_Emphasis">Policies</text:span> and click <text:span text:style-name="Strong_20_Emphasis">bigquery-omni-connection-policy</text:span>.</text:p>
          </text:list-item>
          <text:list-item>
            <text:p text:style-name="P5"><text:soft-page-break/>Click <text:span text:style-name="Strong_20_Emphasis">Edit policy &gt; JSON</text:span> and paste the following into the editor. Replace all instances of <text:span text:style-name="Source_20_Text">&lt;BUCKET_NAME&gt;</text:span> with your S3 bucket name copied from Step 2.</text:p>
          </text:list-item>
        </text:list>
        <text:p text:style-name="P40">{</text:p>
        <text:p text:style-name="P37"><text:s text:c="4"/><text:span text:style-name="T5">"Statement": [</text:span></text:p>
        <text:p text:style-name="P37"><text:s text:c="8"/><text:span text:style-name="T5">{</text:span></text:p>
        <text:p text:style-name="P37"><text:s text:c="12"/><text:span text:style-name="T5">"Action": [</text:span></text:p>
        <text:p text:style-name="P37"><text:s text:c="16"/><text:span text:style-name="T5">"s3:ListBucket"</text:span></text:p>
        <text:p text:style-name="P37"><text:s text:c="12"/><text:span text:style-name="T5">],</text:span></text:p>
        <text:p text:style-name="P37"><text:s text:c="12"/><text:span text:style-name="T5">"Effect": "Allow",</text:span></text:p>
        <text:p text:style-name="P37"><text:s text:c="12"/><text:span text:style-name="T5">"Resource": [</text:span></text:p>
        <text:p text:style-name="P37"><text:s text:c="16"/><text:span text:style-name="T5">"arn:aws:s3:::&lt;BUCKET_NAME&gt;"</text:span></text:p>
        <text:p text:style-name="P37"><text:s text:c="12"/><text:span text:style-name="T5">],</text:span></text:p>
        <text:p text:style-name="P37"><text:s text:c="12"/><text:span text:style-name="T5">"Sid": "BucketLevelAccess"</text:span></text:p>
        <text:p text:style-name="P37"><text:s text:c="8"/><text:span text:style-name="T5">},</text:span></text:p>
        <text:p text:style-name="P37"><text:s text:c="8"/><text:span text:style-name="T5">{</text:span></text:p>
        <text:p text:style-name="P37"><text:s text:c="12"/><text:span text:style-name="T5">"Action": [</text:span></text:p>
        <text:p text:style-name="P37"><text:s text:c="16"/><text:span text:style-name="T5">"s3:GetObject"</text:span></text:p>
        <text:p text:style-name="P37"><text:s text:c="12"/><text:span text:style-name="T5">],</text:span></text:p>
        <text:p text:style-name="P37"><text:s text:c="12"/><text:span text:style-name="T5">"Effect": "Allow",</text:span></text:p>
        <text:p text:style-name="P37"><text:s text:c="12"/><text:span text:style-name="T5">"Resource": [</text:span></text:p>
        <text:p text:style-name="P37"><text:s text:c="16"/><text:span text:style-name="T5">"arn:aws:s3:::&lt;BUCKET_NAME&gt;",</text:span></text:p>
        <text:p text:style-name="P37"><text:s text:c="16"/><text:span text:style-name="T5">"arn:aws:s3:::&lt;BUCKET_NAME&gt;/*"</text:span></text:p>
        <text:p text:style-name="P37"><text:s text:c="12"/><text:span text:style-name="T5">],</text:span></text:p>
        <text:p text:style-name="P37"><text:s text:c="12"/><text:span text:style-name="T5">"Sid": "ObjectLevelGetAccess"</text:span></text:p>
        <text:p text:style-name="P37"><text:s text:c="8"/><text:span text:style-name="T5">},</text:span></text:p>
        <text:p text:style-name="P37"><text:s text:c="8"/><text:span text:style-name="T5">{</text:span></text:p>
        <text:p text:style-name="P37"><text:s text:c="12"/><text:span text:style-name="T5">"Action": [</text:span></text:p>
        <text:p text:style-name="P37"><text:s text:c="16"/><text:span text:style-name="T5">"s3:PutObject"</text:span></text:p>
        <text:p text:style-name="P37"><text:s text:c="12"/><text:span text:style-name="T5">],</text:span></text:p>
        <text:p text:style-name="P37"><text:s text:c="12"/><text:span text:style-name="T5">"Effect": "Allow",</text:span></text:p>
        <text:p text:style-name="P37"><text:s text:c="12"/><text:span text:style-name="T5">"Resource": [</text:span></text:p>
        <text:p text:style-name="P37"><text:s text:c="16"/><text:span text:style-name="T5">"arn:aws:s3:::&lt;BUCKET_NAME&gt;",</text:span></text:p>
        <text:p text:style-name="P37"><text:s text:c="16"/><text:span text:style-name="T5">"arn:aws:s3:::&lt;BUCKET_NAME&gt;/*"</text:span></text:p>
        <text:p text:style-name="P37"><text:s text:c="12"/><text:span text:style-name="T5">],</text:span></text:p>
        <text:p text:style-name="P37"><text:s text:c="12"/><text:span text:style-name="T5">"Sid": "ObjectLevelPutAccess"</text:span></text:p>
        <text:p text:style-name="P37"><text:s text:c="8"/><text:span text:style-name="T5">}</text:span></text:p>
        <text:p text:style-name="P37"><text:s text:c="4"/><text:span text:style-name="T5">],</text:span></text:p>
        <text:p text:style-name="P37"><text:s text:c="4"/><text:span text:style-name="T5">"Version": "2012-10-17"</text:span></text:p>
        <text:p text:style-name="P38">}</text:p>
        <text:p text:style-name="P32">Copied!</text:p>
        <text:p text:style-name="Text_20_body">content_copy</text:p>
        <text:list xml:id="list2813669331069343724" text:style-name="L6">
          <text:list-item>
            <text:p text:style-name="P6">Click <text:span text:style-name="Strong_20_Emphasis">Next</text:span>.</text:p>
          </text:list-item>
          <text:list-item>
            <text:p text:style-name="P6">Click <text:span text:style-name="Strong_20_Emphasis">Save changes</text:span>.</text:p>
          </text:list-item>
        </text:list>
        <text:h text:style-name="Heading_20_3" text:outline-level="3">Validate the AWS IAM for BigQuery</text:h>
        <text:list xml:id="list2729672294797944301" text:style-name="L7">
          <text:list-item>
            <text:p text:style-name="P7">From the left pane, select <text:span text:style-name="Strong_20_Emphasis">Roles</text:span>.</text:p>
          </text:list-item>
          <text:list-item>
            <text:p text:style-name="P7">Click the <text:span text:style-name="Strong_20_Emphasis">bigquery-omni-connection</text:span> role.</text:p>
          </text:list-item>
          <text:list-item>
            <text:p text:style-name="P7">Copy the <text:span text:style-name="Strong_20_Emphasis">Role ARN</text:span>, it will be in the following format, where <text:span text:style-name="Source_20_Text">&lt;ACCOUNT_ID&gt;</text:span> is your AWS Account ID.</text:p>
          </text:list-item>
        </text:list>
        <text:p text:style-name="P42">arn:aws:iam::&lt;ACCOUNT_ID&gt;:role/bigquery-omni-connection</text:p>
        <text:p text:style-name="Text_20_body"><text:soft-page-break/><draw:frame draw:style-name="fr4" draw:name="graphics4" text:anchor-type="as-char" svg:width="0.7862in" svg:height="0.3929in" draw:z-index="3"><draw:image xlink:href="https://cdn.qwiklabs.com/XTXSjKNOsxENZg5Hd7jYAxj97s16j5olQ7OVxyx5F2A%3D" xlink:type="simple" xlink:show="embed" xlink:actuate="onLoad"/><svg:title>role ARN copied</svg:title></draw:frame></text:p>
        <text:h text:style-name="Heading_20_3" text:outline-level="3">Create the BigQuery AWS connection</text:h>
        <text:list xml:id="list2950455983291053805" text:style-name="L8">
          <text:list-item>
            <text:p text:style-name="P8">In the Google Cloud Console, from the <text:span text:style-name="Strong_20_Emphasis">Navigation Menu</text:span>, go to <text:span text:style-name="Strong_20_Emphasis">BigQuery</text:span> &gt; <text:span text:style-name="Strong_20_Emphasis">BigQuery Studio</text:span>.</text:p>
          </text:list-item>
          <text:list-item>
            <text:p text:style-name="P8">Click <text:span text:style-name="Strong_20_Emphasis">+ADD</text:span>, then select <text:span text:style-name="Strong_20_Emphasis">Connections to external data sources</text:span>.</text:p>
          </text:list-item>
          <text:list-item>
            <text:p text:style-name="P8">In the <text:span text:style-name="Strong_20_Emphasis">External data source</text:span> pane, enter the following information:</text:p>
            <text:list>
              <text:list-item>
                <text:p text:style-name="P25">For <text:span text:style-name="Strong_20_Emphasis">Connection type</text:span>, select <text:span text:style-name="Strong_20_Emphasis">BigLake on AWS (via BigQuery Omni)</text:span>.</text:p>
              </text:list-item>
              <text:list-item>
                <text:p text:style-name="P25">For <text:span text:style-name="Strong_20_Emphasis">Connection ID</text:span>, type <text:span text:style-name="Source_20_Text">bq-omni-aws-connector</text:span> for an identifier for the connection resource.</text:p>
              </text:list-item>
              <text:list-item>
                <text:p text:style-name="P25">For <text:span text:style-name="Strong_20_Emphasis">Connection location</text:span>, select <text:span text:style-name="Source_20_Text">aws-us-east-1</text:span>.</text:p>
              </text:list-item>
              <text:list-item>
                <text:p text:style-name="P25"><text:span text:style-name="Source_20_Text">Optional:</text:span> For <text:span text:style-name="Strong_20_Emphasis">Friendly name</text:span>, enter a user-friendly name for the connection. The friendly name can be any value that helps you identify the connection resource if you need to modify it later.</text:p>
              </text:list-item>
              <text:list-item>
                <text:p text:style-name="P25"><text:span text:style-name="Source_20_Text">Optional:</text:span> For <text:span text:style-name="Strong_20_Emphasis">Description</text:span>, enter a description for this connection resource.</text:p>
              </text:list-item>
              <text:list-item>
                <text:p text:style-name="P25">For <text:span text:style-name="Strong_20_Emphasis">AWS role id</text:span>, enter the full IAM Role ARN that you copied in the previous step in this format: <text:span text:style-name="Source_20_Text">arn:aws:iam::AWS_ACCOUNT_ID:role/ROLE_NAME</text:span></text:p>
              </text:list-item>
            </text:list>
          </text:list-item>
          <text:list-item>
            <text:p text:style-name="P8">Click <text:span text:style-name="Strong_20_Emphasis">Create connection</text:span>.</text:p>
          </text:list-item>
          <text:list-item>
            <text:p text:style-name="P8">In the BigQuery Explorer, click the dropdown next to your project name and navigate to the newly created connection in the <text:span text:style-name="Strong_20_Emphasis">External Connections</text:span> list.</text:p>
          </text:list-item>
        </text:list>
        <text:p text:style-name="Text_20_body"><text:soft-page-break/><draw:frame draw:style-name="fr4" draw:name="graphics5" text:anchor-type="as-char" svg:width="28.9583in" svg:height="11.8543in" draw:z-index="4"><draw:image xlink:href="https://cdn.qwiklabs.com/8kem4PJhzNRgK%2B%2Fqyx90R4uACD9xAsscuLqMWUmvsTM%3D" xlink:type="simple" xlink:show="embed" xlink:actuate="onLoad"/><svg:title>bigquery connection resource info</svg:title></draw:frame></text:p>
        <text:list xml:id="list1312039152450534920" text:style-name="L9">
          <text:list-item>
            <text:p text:style-name="P9"><text:soft-page-break/>Note the <text:span text:style-name="Strong_20_Emphasis">BigQuery Google identity</text:span>. This is a Google principle that is specific to each connection. Copy this BigQuery Google identity, it will be used in the next section.</text:p>
          </text:list-item>
        </text:list>
        <text:p text:style-name="Text_20_body">Your BigQuery Google Identity should resemble the following:</text:p>
        <text:p text:style-name="P42">BigQuery Google identity: 114999259451445753095</text:p>
        <text:p text:style-name="Text_20_body">Click <text:span text:style-name="Strong_20_Emphasis">Check my progress</text:span> to verify the objective.</text:p>
        <text:p text:style-name="P35"><draw:frame draw:style-name="fr2" draw:name="Frame4" text:anchor-type="char" svg:x="-104.1665in" svg:width="0.0161in" draw:z-index="5"><draw:text-box fo:min-height="0.0161in"><text:p text:style-name="Text_20_body">Assessment completed!</text:p></draw:text-box></draw:frame>Create the BigQuery AWS connection</text:p>
        <text:p text:style-name="P22"><draw:frame draw:style-name="fr3" draw:name="Frame5" text:anchor-type="char" svg:width="1.8335in" draw:z-index="6"><draw:text-box fo:min-height="0.3752in"><text:p text:style-name="Text_20_body"/></draw:text-box></draw:frame>Check my progress</text:p>
        <text:p text:style-name="P36">Assessment completed!</text:p>
        <text:h text:style-name="Heading_20_3" text:outline-level="3">Add a Trust Relationship to the AWS role</text:h>
        <text:p text:style-name="Text_20_body">The trust relationship lets the BigQuery AWS connection assume the role and access the S3 data as specified in the roles policy.</text:p>
        <text:list xml:id="list33619197328884268" text:style-name="L10">
          <text:list-item>
            <text:p text:style-name="P10">Navigate back to the <text:span text:style-name="Strong_20_Emphasis">AWS IAM console</text:span>.</text:p>
          </text:list-item>
          <text:list-item>
            <text:p text:style-name="P10">From the left pane, select <text:span text:style-name="Strong_20_Emphasis">Roles</text:span>.</text:p>
          </text:list-item>
          <text:list-item>
            <text:p text:style-name="P10">Select the <text:span text:style-name="Strong_20_Emphasis">bigquery-omni-connection</text:span> role.</text:p>
          </text:list-item>
          <text:list-item>
            <text:p text:style-name="P10">Click <text:span text:style-name="Strong_20_Emphasis">Edit</text:span> and then do the following:</text:p>
            <text:list>
              <text:list-item>
                <text:p text:style-name="P26">Verify if <text:span text:style-name="Strong_20_Emphasis">Maximum session duration</text:span> is set to <text:span text:style-name="Strong_20_Emphasis">12 hours</text:span>. As each query can run for up to six hours, this duration allows for one additional retry. Increasing the session duration beyond 12 hours will not allow for additional retries. For more information, see the <text:a xlink:type="simple" xlink:href="https://cloud.google.com/bigquery/quotas#query_script_execution_time_limit" office:target-frame-name="_blank" xlink:show="new" text:style-name="Internet_20_link" text:visited-style-name="Visited_20_Internet_20_Link">query/multi-statement query execution-time limit</text:a>.</text:p>
              </text:list-item>
              <text:list-item>
                <text:p text:style-name="P26">Click <text:span text:style-name="Strong_20_Emphasis">Save changes</text:span>.</text:p>
              </text:list-item>
            </text:list>
          </text:list-item>
          <text:list-item>
            <text:p text:style-name="P10">Select <text:span text:style-name="Strong_20_Emphasis">Trust Relationships</text:span> tab and click <text:span text:style-name="Strong_20_Emphasis">Edit trust policy</text:span>.</text:p>
          </text:list-item>
          <text:list-item>
            <text:p text:style-name="P10">Replace the policy content with the following, replacing <text:span text:style-name="Source_20_Text">"00000"</text:span> with the <text:span text:style-name="Strong_20_Emphasis">BigQuery Google identity</text:span> you copied in the previous section.</text:p>
          </text:list-item>
        </text:list>
        <text:p text:style-name="P40">{</text:p>
        <text:p text:style-name="P37"><text:s text:c="2"/><text:span text:style-name="T5">"Version": "2012-10-17",</text:span></text:p>
        <text:p text:style-name="P37"><text:s text:c="2"/><text:span text:style-name="T5">"Statement": [</text:span></text:p>
        <text:p text:style-name="P37"><text:s text:c="4"/><text:span text:style-name="T5">{</text:span></text:p>
        <text:p text:style-name="P37"><text:s text:c="6"/><text:span text:style-name="T5">"Effect": "Allow",</text:span></text:p>
        <text:p text:style-name="P37"><text:s text:c="6"/><text:span text:style-name="T5">"Principal": {</text:span></text:p>
        <text:p text:style-name="P37"><text:s text:c="8"/><text:span text:style-name="T5">"Federated": "accounts.google.com"</text:span></text:p>
        <text:p text:style-name="P37"><text:s text:c="6"/><text:span text:style-name="T5">},</text:span></text:p>
        <text:p text:style-name="P37"><text:s text:c="6"/><text:span text:style-name="T5">"Action": "sts:AssumeRoleWithWebIdentity",</text:span></text:p>
        <text:p text:style-name="P37"><text:s text:c="6"/><text:span text:style-name="T5">"Condition": {</text:span></text:p>
        <text:p text:style-name="P37"><text:s text:c="8"/><text:span text:style-name="T5">"StringEquals": {</text:span></text:p>
        <text:p text:style-name="P37"><text:s text:c="10"/><text:span text:style-name="T5">"accounts.google.com:sub": "00000"</text:span></text:p>
        <text:p text:style-name="P37"><text:s text:c="8"/><text:span text:style-name="T5">}</text:span></text:p>
        <text:p text:style-name="P37"><text:s text:c="6"/><text:span text:style-name="T5">}</text:span></text:p>
        <text:p text:style-name="P37"><text:s text:c="4"/><text:span text:style-name="T5">}</text:span></text:p>
        <text:p text:style-name="P37"><text:s text:c="2"/><text:span text:style-name="T5">]</text:span></text:p>
        <text:p text:style-name="P38">}</text:p>
        <text:p text:style-name="P32">Copied!</text:p>
        <text:p text:style-name="Text_20_body">content_copy</text:p>
        <text:list xml:id="list7564531625405228685" text:style-name="L11">
          <text:list-item>
            <text:p text:style-name="P11">Click <text:span text:style-name="Strong_20_Emphasis">Update Policy</text:span>.</text:p>
          </text:list-item>
        </text:list>
        <text:p text:style-name="Text_20_body"><text:soft-page-break/>The connection is now ready to use.</text:p>
        <text:p text:style-name="Text_20_body"><text:span text:style-name="T6">Note:</text:span> There may be a propagation delay for role assignment in AWS. If you receive an error of this type when using a new connection, waiting and trying again later may resolve the issue.</text:p>
        <text:h text:style-name="Heading_20_2" text:outline-level="2"><text:bookmark text:name="step6"/>Task 2. Run queries on the AWS S3 external table</text:h>
        <text:p text:style-name="Text_20_body">BigQuery Omni does not manage data stored in Amazon S3. To access S3 data, define an external table. This table is called an external table because the data is not stored in BigQuery managed storage. For more information about external tables, see <text:a xlink:type="simple" xlink:href="https://cloud.google.com/bigquery/docs/external-tables" office:target-frame-name="_blank" xlink:show="new" text:style-name="Internet_20_link" text:visited-style-name="Visited_20_Internet_20_Link">External tables</text:a>.</text:p>
        <text:h text:style-name="Heading_20_3" text:outline-level="3">Create a BigQuery dataset</text:h>
        <text:p text:style-name="Text_20_body">In this section, you will create a BigQuery dataset in the same region as your AWS S3 bucket.</text:p>
        <text:list xml:id="list7097182161306703937" text:style-name="L12">
          <text:list-item>
            <text:p text:style-name="P12">In the Google Cloud Console, go to the BigQuery page to create a dataset.</text:p>
          </text:list-item>
          <text:list-item>
            <text:p text:style-name="P12">Click the 3 dots next to your project name and select <text:span text:style-name="Strong_20_Emphasis">Create dataset</text:span>.</text:p>
          </text:list-item>
          <text:list-item>
            <text:p text:style-name="P12">On the <text:span text:style-name="Strong_20_Emphasis">Create dataset</text:span> page, enter the following information:</text:p>
            <text:list>
              <text:list-item>
                <text:p text:style-name="P27">For <text:span text:style-name="Strong_20_Emphasis">Dataset ID</text:span>, enter <text:span text:style-name="Source_20_Text">bq_omni_demo</text:span>.</text:p>
              </text:list-item>
              <text:list-item>
                <text:p text:style-name="P27">For <text:span text:style-name="Strong_20_Emphasis">Location type</text:span>, select <text:span text:style-name="Source_20_Text">Region</text:span>.</text:p>
              </text:list-item>
              <text:list-item>
                <text:p text:style-name="P27">For <text:span text:style-name="Strong_20_Emphasis">Data location</text:span>, choose <text:span text:style-name="Source_20_Text">aws-us-east-1</text:span>.</text:p>
              </text:list-item>
            </text:list>
          </text:list-item>
          <text:list-item>
            <text:p text:style-name="P12">Click <text:span text:style-name="Strong_20_Emphasis">Create dataset</text:span>.</text:p>
          </text:list-item>
        </text:list>
        <text:h text:style-name="Heading_20_3" text:outline-level="3">Create an external table</text:h>
        <text:p text:style-name="Text_20_body">In this section you will create an external table in the above dataset.</text:p>
        <text:list xml:id="list6799787890534585204" text:style-name="L13">
          <text:list-item>
            <text:p text:style-name="P13">In this BigQuery explorer, expand your project and select the <text:span text:style-name="Source_20_Text">bq_omni_demo</text:span> dataset created.</text:p>
          </text:list-item>
          <text:list-item>
            <text:p text:style-name="P13">In the details panel, click <text:span text:style-name="Strong_20_Emphasis">Create table</text:span>.</text:p>
          </text:list-item>
          <text:list-item>
            <text:p text:style-name="P13">On the <text:span text:style-name="Strong_20_Emphasis">Create table</text:span> page, in the <text:span text:style-name="Strong_20_Emphasis">Source</text:span> section, do the following:</text:p>
            <text:list>
              <text:list-item>
                <text:p text:style-name="P28">For <text:span text:style-name="Strong_20_Emphasis">Create table from</text:span>, select <text:span text:style-name="Strong_20_Emphasis">Amazon S3</text:span>.</text:p>
              </text:list-item>
              <text:list-item>
                <text:p text:style-name="P28">For <text:span text:style-name="Strong_20_Emphasis">Select S3 path</text:span>, enter <text:span text:style-name="Source_20_Text">s3://[S3 bucket name]/taxi-data_green_trips_table.csv</text:span>.</text:p>
                <text:list>
                  <text:list-item>
                    <text:p text:style-name="P31">Replace <text:span text:style-name="Source_20_Text">[S3 bucket name]</text:span> with <text:span text:style-name="Source_20_Text"><text:span text:style-name="T3">qwiklabs-gcp-01-83464d8af9b3</text:span></text:span>.</text:p>
                  </text:list-item>
                </text:list>
              </text:list-item>
              <text:list-item>
                <text:p text:style-name="P13">For <text:span text:style-name="Strong_20_Emphasis">File format</text:span>, select <text:span text:style-name="Strong_20_Emphasis">CSV</text:span>.<text:span text:style-name="Strong_20_Emphasis">Note:</text:span> supported formats are AVRO, PARQUET, ORC, CSV, NEWLINE_DELIMITED_JSON, and Google Sheets.</text:p>
              </text:list-item>
            </text:list>
          </text:list-item>
        </text:list>
        <text:p text:style-name="Text_20_body"><text:span text:style-name="Strong_20_Emphasis">Important:</text:span> make sure to remove any spaces in the S3 path as this will cause errors!</text:p>
        <text:list xml:id="list6082323301540653287" text:style-name="L14">
          <text:list-item>
            <text:p text:style-name="P14">On the <text:span text:style-name="Strong_20_Emphasis">Create table</text:span> page, in the <text:span text:style-name="Strong_20_Emphasis">Destination</text:span> section, do the following:</text:p>
            <text:list>
              <text:list-item>
                <text:p text:style-name="P29">For <text:span text:style-name="Strong_20_Emphasis">Dataset name</text:span>, choose <text:span text:style-name="Source_20_Text">bq_omni_demo</text:span>.</text:p>
              </text:list-item>
              <text:list-item>
                <text:p text:style-name="P29">In the <text:span text:style-name="Strong_20_Emphasis">Table name</text:span> field, use <text:span text:style-name="Source_20_Text">bq-omni-table</text:span>.</text:p>
              </text:list-item>
              <text:list-item>
                <text:p text:style-name="P29">Verify that <text:span text:style-name="Strong_20_Emphasis">Table type</text:span> is set to <text:span text:style-name="Strong_20_Emphasis">External table</text:span>.</text:p>
              </text:list-item>
              <text:list-item>
                <text:p text:style-name="P29">For <text:span text:style-name="Strong_20_Emphasis">Connection ID</text:span>, choose the appropriate Connection ID from the dropdown.</text:p>
              </text:list-item>
              <text:list-item>
                <text:p text:style-name="P29">In the <text:span text:style-name="Strong_20_Emphasis">Schema</text:span> section, select the <text:span text:style-name="Strong_20_Emphasis">Auto detect</text:span> checkbox.</text:p>
              </text:list-item>
            </text:list>
          </text:list-item>
          <text:list-item>
            <text:p text:style-name="P14">Click <text:span text:style-name="Strong_20_Emphasis">Create table.</text:span></text:p>
          </text:list-item>
        </text:list>
        <text:p text:style-name="Text_20_body"><text:soft-page-break/><text:span text:style-name="Strong_20_Emphasis">Note:</text:span> You do not need to specify table schema since it is autodetected from the source file.</text:p>
        <text:p text:style-name="Text_20_body">Click <text:span text:style-name="Strong_20_Emphasis">Check my progress</text:span> to verify the objective.</text:p>
        <text:p text:style-name="P35"><draw:frame draw:style-name="fr2" draw:name="Frame7" text:anchor-type="char" svg:x="-104.1665in" svg:width="0.0161in" draw:z-index="7"><draw:text-box fo:min-height="0.0161in"><text:p text:style-name="Text_20_body">Assessment completed!</text:p></draw:text-box></draw:frame>Create the BigQuery Dataset and External Table</text:p>
        <text:p text:style-name="P22"><draw:frame draw:style-name="fr3" draw:name="Frame8" text:anchor-type="char" svg:width="1.8335in" draw:z-index="8"><draw:text-box fo:min-height="0.3752in"><text:p text:style-name="Text_20_body"/></draw:text-box></draw:frame>Check my progress</text:p>
        <text:p text:style-name="P36">Assessment completed!</text:p>
        <text:h text:style-name="Heading_20_2" text:outline-level="2"><text:bookmark text:name="step7"/>Task 3. Create an external table and query AWS S3 data</text:h>
        <text:p text:style-name="Text_20_body">BigQuery Omni lets you query the external table like any BigQuery table. The maximum result size for <text:a xlink:type="simple" xlink:href="https://cloud.google.com/bigquery/docs/running-queries#queries" office:target-frame-name="_blank" xlink:show="new" text:style-name="Internet_20_link" text:visited-style-name="Visited_20_Internet_20_Link">interactive queries</text:a> is 10 GB (<text:a xlink:type="simple" xlink:href="https://cloud.google.com/products#product-launch-stages" office:target-frame-name="_blank" xlink:show="new" text:style-name="Internet_20_link" text:visited-style-name="Visited_20_Internet_20_Link">preview</text:a>). For more information, see <text:a xlink:type="simple" xlink:href="https://cloud.google.com/bigquery/docs/omni-introduction#limitations" office:target-frame-name="_blank" xlink:show="new" text:style-name="Internet_20_link" text:visited-style-name="Visited_20_Internet_20_Link">Limitations</text:a>. If your query result is larger than 10 GB, then we recommend that you export it to Amazon S3. The query result is stored in a BigQuery temporary table.</text:p>
        <text:h text:style-name="Heading_20_3" text:outline-level="3">Query the external table</text:h>
        <text:list xml:id="list5079673624074311228" text:style-name="L15">
          <text:list-item>
            <text:p text:style-name="P15">From the <text:span text:style-name="Strong_20_Emphasis">bq-omni-table</text:span> details page, select <text:span text:style-name="Strong_20_Emphasis">Query &gt; In new tab</text:span>.</text:p>
          </text:list-item>
        </text:list>
        <text:p text:style-name="Text_20_body"><draw:frame draw:style-name="fr4" draw:name="graphics6" text:anchor-type="as-char" svg:width="0.7862in" svg:height="0.3929in" draw:z-index="9"><draw:image xlink:href="https://cdn.qwiklabs.com/jPKAu8KpCc3RNMaOQ1I5ySB0KRdqeQS89eAp57I4WCo%3D" xlink:type="simple" xlink:show="embed" xlink:actuate="onLoad"/><svg:title>query bigquery omni table with in new tab selction highlighted</svg:title></draw:frame></text:p>
        <text:list xml:id="list5083848567620508624" text:style-name="L16">
          <text:list-item>
            <text:p text:style-name="P16">In the Query editor, execute the following statement:</text:p>
          </text:list-item>
        </text:list>
        <text:p text:style-name="P40"><text:span text:style-name="T7">SELECT</text:span> * <text:span text:style-name="T7">FROM</text:span> `qwiklabs-gcp<text:span text:style-name="T2">-01-83464</text:span>d8af9b3.bq_omni_demo.bq-omni-<text:span text:style-name="T7">table</text:span>`</text:p>
        <text:p text:style-name="P32">Copied!</text:p>
        <text:p text:style-name="Text_20_body">content_copy</text:p>
        <text:list xml:id="list1102281411474800348" text:style-name="L17">
          <text:list-item>
            <text:p text:style-name="P17">Click <text:span text:style-name="Strong_20_Emphasis">Run</text:span>.</text:p>
          </text:list-item>
        </text:list>
        <text:p text:style-name="Text_20_body">You should see the following output:</text:p>
        <text:p text:style-name="Text_20_body"><text:soft-page-break/><draw:frame draw:style-name="fr4" draw:name="graphics7" text:anchor-type="as-char" svg:width="30in" svg:height="11.9583in" draw:z-index="10"><draw:image xlink:href="https://cdn.qwiklabs.com/fDv9QlmIAiUH2lhqHLUodEjoKJ4xDPeqyhzC13K2mB0%3D" xlink:type="simple" xlink:show="embed" xlink:actuate="onLoad"/><svg:title>query results</svg:title></draw:frame></text:p>
        <text:p text:style-name="Text_20_body"><text:soft-page-break/>Click <text:span text:style-name="Strong_20_Emphasis">Check my progress</text:span> to verify the objective.</text:p>
        <text:p text:style-name="P35"><draw:frame draw:style-name="fr2" draw:name="Frame10" text:anchor-type="char" svg:x="-104.1665in" svg:width="0.0161in" draw:z-index="11"><draw:text-box fo:min-height="0.0161in"><text:p text:style-name="Text_20_body">Assessment completed!</text:p></draw:text-box></draw:frame>Query the External Table</text:p>
        <text:p text:style-name="P22"><draw:frame draw:style-name="fr3" draw:name="Frame11" text:anchor-type="char" svg:width="1.8335in" draw:z-index="12"><draw:text-box fo:min-height="0.3752in"><text:p text:style-name="Text_20_body"/></draw:text-box></draw:frame>Check my progress</text:p>
        <text:p text:style-name="P36">Assessment completed!</text:p>
        <text:h text:style-name="Heading_20_2" text:outline-level="2"><text:bookmark text:name="step8"/>Task 4. Export query results to AWS S3</text:h>
        <text:p text:style-name="Text_20_body">BigQuery Omni lets you export the result of a query against a BigQuery <text:a xlink:type="simple" xlink:href="https://cloud.google.com/bigquery/docs/external-tables" office:target-frame-name="_blank" xlink:show="new" text:style-name="Internet_20_link" text:visited-style-name="Visited_20_Internet_20_Link">external table</text:a> to Amazon S3.</text:p>
        <text:h text:style-name="Heading_20_3" text:outline-level="3">Export Query Results</text:h>
        <text:p text:style-name="Text_20_body">BigQuery Omni writes to the specified Amazon S3 location irrespective of any existing content. The export query can overwrite existing data or mix the query result with existing data. In the Query editor field, you will need to run a Google Standard SQL export query. Google Standard SQL is the default syntax in the Google Cloud console. The following is the template for what you will need to write:</text:p>
        <text:p text:style-name="P42">EXPORT DATA WITH CONNECTION `CONNECTION_REGION.CONNECTION_NAME` \</text:p>
        <text:p text:style-name="P39">OPTIONS(uri="s3://BUCKET_NAME/PATH", format="FORMAT", ...) \</text:p>
        <text:p text:style-name="P39">AS QUERY</text:p>
        <text:p text:style-name="Text_20_body">You will need to replace the following:</text:p>
        <text:list xml:id="list2376805924626573111" text:style-name="L18">
          <text:list-item>
            <text:p text:style-name="P30"><text:span text:style-name="Source_20_Text">CONNECTION_REGION</text:span>: the region where the connection was created.</text:p>
          </text:list-item>
          <text:list-item>
            <text:p text:style-name="P30"><text:span text:style-name="Source_20_Text">CONNECTION_NAME</text:span>: the connection name that you created with the necessary permission to write to the S3 bucket.</text:p>
          </text:list-item>
          <text:list-item>
            <text:p text:style-name="P30"><text:span text:style-name="Source_20_Text">BUCKET_NAME</text:span>: the Amazon S3 bucket where you want to write the data.</text:p>
          </text:list-item>
          <text:list-item>
            <text:p text:style-name="P30"><text:span text:style-name="Source_20_Text">PATH</text:span>: the path where you want to write the exported file to</text:p>
          </text:list-item>
          <text:list-item>
            <text:p text:style-name="P30"><text:span text:style-name="Source_20_Text">FORMAT</text:span>: supported formats are JSON, AVRO, and CSV.</text:p>
          </text:list-item>
          <text:list-item>
            <text:p text:style-name="P18"><text:span text:style-name="Source_20_Text">QUERY</text:span>: the query to analyze the data that is stored in a BigQuery external table.</text:p>
          </text:list-item>
        </text:list>
        <text:list xml:id="list293821030363429836" text:style-name="L19">
          <text:list-item>
            <text:p text:style-name="P19">For this lab, the query has been pre-populated for you. Paste this query into the editor:</text:p>
          </text:list-item>
        </text:list>
        <text:p text:style-name="P40">EXPORT DATA <text:span text:style-name="T7">WITH</text:span> CONNECTION `aws-us-east<text:span text:style-name="T2">-1.</text:span>bq-omni-aws-connector`</text:p>
        <text:p text:style-name="P38">OPTIONS(uri="s3://qwiklabs-gcp-01-83464d8af9b3/exports/*", format="CSV")</text:p>
        <text:p text:style-name="P38"><text:span text:style-name="T7">AS</text:span> <text:span text:style-name="T7">SELECT</text:span> * <text:span text:style-name="T7">FROM</text:span> `qwiklabs-gcp<text:span text:style-name="T2">-01-83464</text:span>d8af9b3.bq_omni_demo.bq-omni-<text:span text:style-name="T7">table</text:span>`</text:p>
        <text:p text:style-name="P32">Copied!</text:p>
        <text:p text:style-name="Text_20_body">content_copy</text:p>
        <text:list xml:id="list6433482596843678854" text:style-name="L20">
          <text:list-item>
            <text:p text:style-name="P20">Click <text:span text:style-name="Strong_20_Emphasis">Run</text:span>.</text:p>
          </text:list-item>
        </text:list>
        <text:p text:style-name="Text_20_body">You should see the following output:</text:p>
        <text:p text:style-name="P42">Successfully exported 15417 rows into 1 files.</text:p>
        <text:list xml:id="list7785644011016620876" text:style-name="L21">
          <text:list-item>
            <text:p text:style-name="P21">Navigate to your S3 bucket and verify the data has been exported in the <text:span text:style-name="Source_20_Text">exports</text:span> directory.</text:p>
          </text:list-item>
        </text:list>
        <text:p text:style-name="Text_20_body"><text:soft-page-break/><draw:frame draw:style-name="fr4" draw:name="graphics8" text:anchor-type="as-char" svg:width="28.7709in" svg:height="10.7291in" draw:z-index="13"><draw:image xlink:href="https://cdn.qwiklabs.com/4M6rO6y%2FqLVPMw8ACfHsUIh4si7HTPZee4DCCD8RmBU%3D" xlink:type="simple" xlink:show="embed" xlink:actuate="onLoad"/><svg:title>AWS console export query to s3 bucket</svg:title></draw:frame></text:p>
        <text:p text:style-name="Text_20_body"><text:soft-page-break/>Great! You have successfully executed an export query and created a file in your S3 bucket.</text:p>
        <text:p text:style-name="Text_20_body">Click <text:span text:style-name="Strong_20_Emphasis">Check my progress</text:span> to verify the objective.</text:p>
        <text:p text:style-name="P35"><draw:frame draw:style-name="fr2" draw:name="Frame13" text:anchor-type="char" svg:x="-104.1665in" svg:width="0.0161in" draw:z-index="14"><draw:text-box fo:min-height="0.0161in"><text:p text:style-name="Text_20_body">Assessment completed!</text:p></draw:text-box></draw:frame>Export query results to AWS S3</text:p>
        <text:p text:style-name="P22"><draw:frame draw:style-name="fr3" draw:name="Frame14" text:anchor-type="char" svg:width="1.8335in" draw:z-index="15"><draw:text-box fo:min-height="0.3752in"><text:p text:style-name="Text_20_body"/></draw:text-box></draw:frame>Check my progress</text:p>
        <text:p text:style-name="P36">Assessment completed!</text:p>
        <text:h text:style-name="Heading_20_2" text:outline-level="2"><text:bookmark text:name="step9"/>Congratulations!</text:h>
        <text:p text:style-name="Text_20_body">In this lab you created a connection between Google Cloud and AWS and authorized BigQuery Omni to read the data in an AWS S3 bucket. You then created a BigQuery external table that references the raw data in the AWS S3 bucket, ran queries on the data, and exported query results back to an AWS S3 bucke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khar Manna</meta:initial-creator>
    <meta:creation-date>2024-05-20T00:20:03.34</meta:creation-date>
    <meta:document-statistic meta:table-count="0" meta:image-count="8" meta:object-count="0" meta:page-count="14" meta:paragraph-count="246" meta:word-count="2207" meta:character-count="13964"/>
    <dc:date>2024-05-20T00:20:22.53</dc:date>
    <dc:creator>Shekhar Manna</dc:creator>
    <meta:editing-duration>PT20S</meta:editing-duration>
    <meta:editing-cycles>1</meta:editing-cycles>
    <meta:generator>OpenOffice/4.1.10$Win32 OpenOffice.org_project/4110m2$Build-9807</meta:generator>
  </office:meta>
</office:document-meta>
</file>